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Arial1" fo:font-size="21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P2" style:family="paragraph" style:parent-style-name="Text_20_body">
      <style:paragraph-properties fo:margin-top="0cm" fo:margin-bottom="0cm" fo:text-align="center" style:justify-single-word="false"/>
      <style:text-properties style:font-name="Arial1" fo:font-size="12pt" fo:font-weight="bold"/>
    </style:style>
    <style:style style:name="P3" style:family="paragraph" style:parent-style-name="Standard">
      <style:paragraph-properties fo:text-align="justify" style:justify-single-word="false"/>
      <style:text-properties style:font-name="Ari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/>
    </style:style>
    <style:style style:name="P6" style:family="paragraph" style:parent-style-name="Standard">
      <style:paragraph-properties fo:text-align="start" style:justify-single-word="false"/>
      <style:text-properties style:font-name="Arial"/>
    </style:style>
    <style:style style:name="P7" style:family="paragraph" style:parent-style-name="Standard">
      <style:paragraph-properties fo:text-align="center" style:justify-single-word="false"/>
      <style:text-properties style:font-name="Ari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DME</text:p>
      <text:p text:style-name="P2"/>
      <text:p text:style-name="P2">Praktikum Software Engeneering 1</text:p>
      <text:p text:style-name="P2">Termin 3</text:p>
      <text:p text:style-name="P2">Swaneet Sahoo, Steffen Schweneker</text:p>
      <text:p text:style-name="P2">12.12.13</text:p>
      <text:p text:style-name="P7"/>
      <text:p text:style-name="P3">In diesem Dokument stehen Hinweise und Kommentare zu den Bearbeitungen der drei Aufgaben des zweiten SEP1 Termins.</text:p>
      <text:p text:style-name="P3"/>
      <text:p text:style-name="P4">Aufgabe 6 – Erster Architekturentwurf:</text:p>
      <text:p text:style-name="P4"/>
      <text:p text:style-name="P3">Siehe „<text:span text:style-name="T2">Architekturentwurf</text:span>.png“</text:p>
      <text:p text:style-name="P3"/>
      <text:p text:style-name="P4">Aufgabe 7 – Systemoperation:</text:p>
      <text:p text:style-name="P4"/>
      <text:p text:style-name="P3">Wir haben uns eigene Datentypen erstellt um enstehende fehler zu vermeiden:</text:p>
      <text:p text:style-name="P3"/>
      <text:p text:style-name="P6">-AnforderungslisteTyp: Eine Liste die zur Reservierung wichtige Informationen enthält. In <text:tab/>einer AnforderungslisteTyp können entweder PersonenanforderungenTypen, <text:tab/>BuchungszeitraumanforderungenTypen oder PreisklassenanforderungenTypen <text:tab/>stehen</text:p>
      <text:p text:style-name="P3">-PersonenanforderungenTyp: Ein Datentyp in der Informationen über Personen zur <text:tab/>Reservierung erlaubt sind z.B (Anzahl der Personen, Behinderungen(ja/nein) und <text:tab/>Kind (ja/nein)</text:p>
      <text:p text:style-name="P3"/>
      <text:p text:style-name="P3">-BuchungszeitraumanforderungenTyp: Ein Datentyp der Informationen erlaubt die auskunft <text:tab/>darüber geben in welchem Zeitraum der Gast ein Zimmer buchen möchte</text:p>
      <text:p text:style-name="P3"/>
      <text:p text:style-name="P3">-PreisklasseanforderungenTyp: Ein Datentyp der die angebotenen Zimmerpreisklassen <text:tab/>erlaubt </text:p>
      <text:p text:style-name="P3"/>
      <text:p text:style-name="P3">-BooleandTyp</text:p>
      <text:p text:style-name="P3"/>
      <text:p text:style-name="P3">-GastNrTyp: Ein Datentyp der die festgelegten Gast-Nummern erlaubt</text:p>
      <text:p text:style-name="P3"/>
      <text:p text:style-name="P3">-NameTyp: Ein Datentyp der sowohl Nachnamen als auch Vornamen erlaubt</text:p>
      <text:p text:style-name="P3"/>
      <text:p text:style-name="P3">-PreisTyp: ein Datentyp der den Preis der Zimmer erlaubt</text:p>
      <text:p text:style-name="P3"/>
      <text:p text:style-name="P3">-ReservierendeGästeNrTyp: Eine Liste die nur Einträge vom Typ GastNrTyp erlaubt</text:p>
      <text:p text:style-name="P3"/>
      <text:p text:style-name="P3">-ZahlungsinformationsTyp: Ein Datentyp der Zahlungsinformationen von Kreditkarten und <text:tab/>Bitcoin entählt </text:p>
      <text:p text:style-name="P3"/>
      <text:p text:style-name="P3">-ZimmerNrListeTyp: Eine List die Einträge vom Typ ZimmerNrTyp erlaubt </text:p>
      <text:p text:style-name="P3"/>
      <text:p text:style-name="P3">-ZimmerNrTyp: Erlaubt nur die Zimmer-Nummern von vorhandenen Zimmern</text:p>
      <text:p text:style-name="P3"/>
      <text:p text:style-name="P4"/>
      <text:p text:style-name="P4"><text:soft-page-break/>Aufgabe 8 – Interner Schnittstellenentwurf:</text:p>
      <text:p text:style-name="P3"/>
      <text:p text:style-name="P3">Wir haben Ein Sequenzdiagramm für eine Zimmerreservierung</text:p>
      <text:p text:style-name="P3">Siehe „Sequenzdiagramm.png“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18:03:50.57</meta:creation-date>
    <dc:date>2013-12-11T18:02:04.87</dc:date>
    <meta:editing-duration>PT4H8M16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2" meta:paragraph-count="25" meta:word-count="196" meta:character-count="1683"/>
  </office:meta>
</office:document-meta>
</file>